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officeooo:rsid="047da547"/>
    </style:style>
    <style:style style:name="T23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style:font-size-asian="12pt" style:font-size-complex="12pt"/>
    </style:style>
    <style:style style:name="T271" style:family="text">
      <style:text-properties style:use-window-font-color="true" loext:opacity="0%" style:font-name="Liberation Sans" officeooo:rsid="0efd8e5c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aace3cd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officeooo:rsid="0f0ca65a"/>
    </style:style>
    <style:style style:name="T301" style:family="text">
      <style:text-properties officeooo:rsid="0f8f58bd"/>
    </style:style>
    <style:style style:name="T302" style:family="text">
      <style:text-properties officeooo:rsid="0f95a7a0"/>
    </style:style>
    <style:style style:name="T303" style:family="text">
      <style:text-properties style:text-underline-style="none"/>
    </style:style>
    <style:style style:name="T304" style:family="text">
      <style:text-properties style:font-name="Liberation Mono" fo:font-size="8pt" style:font-size-asian="8pt" style:font-size-complex="8pt" loext:padding="0.049cm" loext:border="0.31pt solid #000000"/>
    </style:style>
    <style:style style:name="T30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1">C</text:span></text:span><text:span text:style-name="Strong_20_Emphasis"><text:span text:style-name="T170">hecklist voor </text:span></text:span><text:span text:style-name="Strong_20_Emphasis"><text:span text:style-name="T172">de installatie</text:span></text:span><text:span text:style-name="Strong_20_Emphasis"><text:span text:style-name="T170"> van </text:span>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Strong_20_Emphasis"><text:span text:style-name="T176"><text:user-field-get text:name="Version">24.04</text:user-field-get></text:span></text:span><text:span text:style-name="Strong_20_Emphasis"><text:span text:style-name="T174"><text:note text:id="ftn1" text:note-class="footnote"><text:note-citation>1</text:note-citation><text:note-body><text:p text:style-name="P79"><text:span text:style-name="T287">D</text:span><text:span text:style-name="T278">eze </text:span><text:span text:style-name="Strong_20_Emphasis"><text:span text:style-name="T289"><text:user-field-get text:name="Distro">Ubuntu</text:user-field-get></text:span></text:span><text:span text:style-name="T280"><text:s/></text:span><text:span text:style-name="T290"><text:user-field-get text:name="Version">24.04</text:user-field-get></text:span><text:span text:style-name="T290"><text:s/>Desktop</text:span><text:span text:style-name="T278"> (codenaam </text:span><text:span text:style-name="T286">noble</text:span><text:span text:style-name="T278">) van april</text:span><text:span text:style-name="T281"> </text:span><text:span text:style-name="Strong_20_Emphasis"><text:span text:style-name="T291"><text:user-field-get text:name="Releaseyear">2024</text:user-field-get></text:span></text:span><text:span text:style-name="T282"><text:s/></text:span><text:span text:style-name="T287">is een zogenaamde </text:span><text:span text:style-name="T278">LTS-</text:span><text:span text:style-name="T287">versie</text:span><text:span text:style-name="T278"> </text:span><text:span text:style-name="T287">(</text:span><text:span text:style-name="T278">staat voor Long-Term Support, </text:span><text:span text:style-name="T279">langetermijnondersteuning</text:span><text:span text:style-name="T287">)</text:span><text:span text:style-name="T279"> </text:span><text:span text:style-name="T288">en</text:span><text:span text:style-name="T282"> </text:span><text:span text:style-name="T278">wordt gedurende 5 jaar ondersteund tot april 202</text:span><text:span text:style-name="T286">9</text:span><text:span text:style-name="T278">, en met een </text:span><text:span text:style-name="T285">gratis persoonlijk </text:span><text:span text:style-name="T278">Ubuntu </text:span><text:span text:style-name="T283">P</text:span><text:span text:style-name="T278">ro-abonnement gedurende 1</text:span><text:span text:style-name="T284">0</text:span><text:span text:style-name="T278"> jaar tot april 203</text:span><text:span text:style-name="T286">4</text:span><text:span text:style-name="T278">.</text:span></text:p></text:note-body></text:note></text:span></text:span><text:span text:style-name="Strong_20_Emphasis"><text:span text:style-name="T175"><text:s/></text:span></text:span><text:span text:style-name="Strong_20_Emphasis"><text:span text:style-name="T177">Desktop</text:span></text:span><text:span text:style-name="Strong_20_Emphasis"><text:span text:style-name="T17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0">ONDERSTREEPTE</text:span></text:span><text:span text:style-name="T1"> </text:span><text:span text:style-name="T16">woorden</text:span><text:span text:style-name="T15"> het</text:span><text:span text:style-name="Strong_20_Emphasis"><text:span text:style-name="T219"> </text:span></text:span><text:span text:style-name="Strong_20_Emphasis"><text:span text:style-name="T220">tekstvak</text:span></text:span><text:span text:style-name="T16"> </text:span><text:span text:style-name="T19">in,</text:span><text:span text:style-name="T16"> </text:span><text:span text:style-name="T237">zie </text:span><text:span text:style-name="T271">[</text:span><text:span text:style-name="T237">toelichting</text:span><text:span text:style-name="T271">]</text:span><text:span text:style-name="T16">:</text:span></text:p>
      <text:p text:style-name="P2"><text:span text:style-name="Definition"><text:span text:style-name="T23">GEBRUIKER</text:span></text:span><text:span text:style-name="T245"><text:tab/><text:tab/></text:span><text:span text:style-name="T270"> <text:tab/><text:tab/></text:span><text:span text:style-name="T246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6"><text:tab/> <text:s text:c="2"/></text:span><text:span text:style-name="T247">[</text:span><text:span text:style-name="T248">N</text:span><text:span text:style-name="T240">aam, bijv. </text:span><text:span text:style-name="T241">J</text:span><text:span text:style-name="T268">a</text:span><text:span text:style-name="T241">n </text:span><text:span text:style-name="T268">Jansen</text:span><text:span text:style-name="T269">]</text:span></text:p>
      <text:p text:style-name="P78"><text:span text:style-name="Definition"><text:span text:style-name="T239">g</text:span></text:span><text:span text:style-name="Definition">ebruikersnaam</text:span><text:span text:style-name="Definition"><text:span text:style-name="T303"><text:tab/></text:span></text:span><text:span text:style-name="T238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38"><text:tab/> <text:s text:c="2"/></text:span><text:span text:style-name="T7">[</text:span><text:span text:style-name="T8">Gebruikers</text:span><text:span text:style-name="T6">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50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5">[</text:span><text:span text:style-name="T256">N</text:span><text:span text:style-name="T251">aam van de compute</text:span><text:span text:style-name="T252">r, </text:span><text:span text:style-name="T253">bijv. </text:span><text:span text:style-name="T254">pc02</text:span><text:span text:style-name="T255">]</text:span></text:p>
      <text:p text:style-name="P2"><text:span text:style-name="Definition"><text:span text:style-name="T258">GEBRUIKER</text:span></text:span><text:span text:style-name="Definition"><text:span text:style-name="T262"><text:tab/></text:span></text:span><text:span text:style-name="T257"><text:tab/></text:span><text:span text:style-name="T270"> <text:tab/><text:tab/></text:span><text:span text:style-name="T246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6"><text:tab/> <text:s text:c="2"/></text:span><text:span text:style-name="T247">[</text:span><text:span text:style-name="T249">N</text:span><text:span text:style-name="T240">aam </text:span><text:span text:style-name="T244">evt. 2</text:span><text:span text:style-name="T272">e</text:span><text:span text:style-name="T242"> gebruiker</text:span><text:span text:style-name="T243">]</text:span></text:p>
      <text:p text:style-name="P84"><text:span text:style-name="Definition"><text:span text:style-name="T258">GEBRUIKERSN</text:span></text:span><text:span text:style-name="Definition"><text:span text:style-name="T259">aa</text:span></text:span><text:span text:style-name="Definition"><text:span text:style-name="T258">M</text:span></text:span><text:span text:style-name="Definition"><text:span text:style-name="T262"><text:tab/></text:span></text:span><text:span text:style-name="T238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38"><text:tab/> <text:s text:c="2"/></text:span><text:span text:style-name="T260">[</text:span><text:span text:style-name="T261">Gebruikers</text:span><text:span text:style-name="T260">naam</text:span><text:span text:style-name="T263"> </text:span><text:span text:style-name="T264">e</text:span><text:span text:style-name="T265">vt. 2</text:span><text:span text:style-name="T273">e</text:span><text:span text:style-name="T265"> </text:span><text:span text:style-name="T266">gebruiker</text:span><text:span text:style-name="T267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7">Nog niet op Linux?</text:span><text:span text:style-name="T188"><text:tab/></text:span><text:span text:style-name="T195">G</text:span><text:span text:style-name="T189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6">Linux</text:span><text:span text:style-name="T191">.</text:span></text:p>
      <text:p text:style-name="P39"><text:span text:style-name="T160">Nieuwe installatie?</text:span><text:span text:style-name="T157"><text:tab/></text:span><text:span text:style-name="T159">B</text:span><text:span text:style-name="T157">egin bij hoofdstuk </text:span><text:span text:style-name="T160"><text:bookmark-ref text:reference-format="page" text:ref-name="__RefNumPara__4009_1271708128">2</text:bookmark-ref></text:span><text:span text:style-name="T157"><text:s text:c="2"/></text:span><text:span text:style-name="T161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98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7" draw:name="Vorm4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0"><text:span text:style-name="T156">D</text:span>e <text:span text:style-name="T304">Super</text:span>-toets <text:span text:style-name="T209">is de Windows-toets, Command-toets </text:span><text:span text:style-name="T210">(Apple)</text:span><text:span text:style-name="T209">, of Vergrootglas-toets </text:span><text:span text:style-name="T210">(Chromebook)</text:span><text:span text:style-name="T20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5">get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155">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8" draw:name="Vorm 3" draw:style-name="gr1" draw:text-style-name="P9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 4" draw:style-name="gr1" draw:text-style-name="P92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3">Start de computer op vanaf</text:span><text:span text:style-name="T203"><text:note text:id="ftn4" text:note-class="footnote"><text:note-citation>1</text:note-citation><text:note-body><text:p text:style-name="P77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3"> </text:span><text:span text:style-name="T207">een </text:span><text:span text:style-name="Strong_20_Emphasis"><text:span text:style-name="T180"><text:user-field-get text:name="Distro">Ubuntu</text:user-field-get></text:span></text:span><text:span text:style-name="T202"><text:s/></text:span><text:span text:style-name="T181"><text:user-field-get text:name="Version">24.04</text:user-field-get></text:span><text:span text:style-name="T181"><text:s/></text:span><text:span text:style-name="Strong_20_Emphasis"><text:span text:style-name="T182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7"><text:span text:style-name="T274">Vanaf ee</text:span>n <text:span text:style-name="T302">L</text:span>ive <text:span text:style-name="T301">USB</text:span><text:span text:style-name="T277">-stick</text:span><text:span text:style-name="T21"> </text:span>kunt <text:span text:style-name="T274">u opstarten en</text:span> <text:span text:style-name="T17">met 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werken zonder enige bestanden op de harde schijf te wijzigen en maakt ook installatie van 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2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6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5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4">Kies</text:span><text:span text:style-name="T205"> </text:span><text:span text:style-name="T208">Nederlands</text:span><text:span text:style-name="T205"> en klik</text:span><text:span text:style-name="T206"> </text:span><text:span text:style-name="T205">op</text:span><text:span text:style-name="T204"> </text:span><text:span text:style-name="T201">Next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4" draw:name="Vorm 10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2">Kies uw toetsenbordindeling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5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5" draw:name="Vorm 11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3">What apps would you like to install to start with?</text:span></text:span><text:span text:style-name="Strong_20_Emphasis"><text:span text:style-name="T218"> kies </text:span></text:span><text:span text:style-name="Strong_20_Emphasis"><text:span text:style-name="T233">Extended selection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29">Bij</text:span><text:span text:style-name="T222"> </text:span><text:span text:style-name="Strong_20_Emphasis"><text:span text:style-name="T230">Create your account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8">V</text:span><text:span text:style-name="T223">ul </text:span><text:span text:style-name="T224">in </text:span><text:span text:style-name="Strong_20_Emphasis"><text:span text:style-name="T230">Your</text:span></text:span><text:span text:style-name="Strong_20_Emphasis"><text:span text:style-name="T225"> n</text:span></text:span><text:span text:style-name="Strong_20_Emphasis"><text:span text:style-name="T226">am</text:span></text:span><text:span text:style-name="Strong_20_Emphasis"><text:span text:style-name="T230">e</text:span></text:span><text:span text:style-name="Strong_20_Emphasis"><text:span text:style-name="T214"> </text:span></text:span><text:span text:style-name="Definition"><text:span text:style-name="T4">gebruiker</text:span></text:span><text:span text:style-name="Strong_20_Emphasis"><text:span text:style-name="T215">, <text:line-break/></text:span></text:span><text:span text:style-name="Strong_20_Emphasis"><text:span text:style-name="T230">You</text:span></text:span><text:span text:style-name="Strong_20_Emphasis"><text:span text:style-name="T236">r</text:span></text:span><text:span text:style-name="Strong_20_Emphasis"><text:span text:style-name="T225"> </text:span></text:span><text:span text:style-name="Strong_20_Emphasis"><text:span text:style-name="T227">computer</text:span></text:span><text:span text:style-name="Strong_20_Emphasis"><text:span text:style-name="T235">'s </text:span></text:span><text:span text:style-name="Strong_20_Emphasis"><text:span text:style-name="T234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4">,<text:line-break/></text:span></text:span><text:span text:style-name="Strong_20_Emphasis"><text:span text:style-name="T231">Your username</text:span></text:span><text:span text:style-name="Strong_20_Emphasis"><text:span text:style-name="T214"> </text:span></text:span><text:span text:style-name="Definition"><text:span text:style-name="T4">gebruikersnaam</text:span></text:span><text:span text:style-name="Strong_20_Emphasis"><text:span text:style-name="T214">, </text:span></text:span><text:span text:style-name="Strong_20_Emphasis"><text:span text:style-name="T217">en</text:span></text:span><text:span text:style-name="Strong_20_Emphasis"><text:span text:style-name="T214"><text:line-break/></text:span></text:span><text:span text:style-name="Strong_20_Emphasis"><text:span text:style-name="T216">g</text:span></text:span><text:span text:style-name="Strong_20_Emphasis"><text:span text:style-name="T213">eef tweemaal een </text:span></text:span><text:span text:style-name="Strong_20_Emphasis"><text:span text:style-name="T221">wachtwoord</text:span></text:span><text:span text:style-name="Strong_20_Emphasis"><text:span text:style-name="T213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6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0" draw:name="Vorm 5" draw:style-name="gr1" draw:text-style-name="P9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5">get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155">get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1" draw:name="Vorm 7" draw:style-name="gr1" draw:text-style-name="P9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299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2" draw:name="Vorm 8" draw:style-name="gr1" draw:text-style-name="P92" svg:width="0.35cm" svg:height="0.35cm" draw:control="control21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3" draw:name="Vorm 9" draw:style-name="gr1" draw:text-style-name="P92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38"><text:span text:style-name="T162">E</text:span><text:span text:style-name="T163">inde c</text:span><text:span text:style-name="T164">hecklist, </text:span><text:span text:style-name="T165">d</text:span><text:span text:style-name="T164">e installatie van </text:span><text:span text:style-name="Strong_20_Emphasis"><text:span text:style-name="T178"><text:user-field-get text:name="Distro">Ubuntu</text:user-field-get></text:span></text:span><text:span text:style-name="T166"><text:s/></text:span><text:span text:style-name="T167"><text:user-field-get text:name="Version">24.04</text:user-field-get></text:span><text:span text:style-name="T167"><text:s/></text:span><text:span text:style-name="Strong_20_Emphasis"><text:span text:style-name="T179">Desktop</text:span></text:span><text:span text:style-name="Strong_20_Emphasis"><text:span text:style-name="T108"> </text:span></text:span><text:span text:style-name="T164">is voltooid.</text:span></text:p>
      <text:p text:style-name="P8"/>
      <text:list text:style-name="L2">
        <text:list-header>
          <text:p text:style-name="P90"><text:span text:style-name="Emphasis"><text:span text:style-name="T29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5">.</text:span></text:span></text:p>
          <text:p text:style-name="P91"><text:span text:style-name="Emphasis"><text:span text:style-name="T297">Licentie </text:span></text:span><text:span text:style-name="Emphasis"><text:span text:style-name="T295">C</text:span></text:span><text:span text:style-name="Emphasis"><text:span text:style-name="T296">C0</text:span></text:span><text:span text:style-name="Emphasis"><text:span text:style-name="T295"> 1.0 </text:span></text:span><text:span text:style-name="Emphasis"><text:span text:style-name="T29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2"><text:s/></text:span></text:span><text:span text:style-name="Emphasis"><text:span text:style-name="T29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23T10:37:30.795672065">23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7:30.646881427</dc:date>
    <meta:keyword>Installatie</meta:keyword>
    <meta:keyword>Checklist</meta:keyword>
    <meta:keyword>Linux</meta:keyword>
    <meta:editing-cycles>6911</meta:editing-cycles>
    <meta:editing-duration>P12DT8H59M47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17" meta:non-whitespace-character-count="3139"/>
    <meta:user-defined meta:name="Info 1"/>
    <meta:user-defined meta:name="Info 2"/>
    <meta:user-defined meta:name="Info 3"/>
    <meta:user-defined meta:name="Info 4"/>
  </office:meta>
</office:document-meta>
</file>